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1Digest.getAlgorith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1Digest.h( int u , int v , in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1Digest.g( int u , int v , in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1Digest.doFinal( byte [ ] out , int out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A1Digest.unpackWord( int word , byte [ ] out , int out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1Digest.processWord( byte [ ] in , int inOf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A1Digest.processLength( long bit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A1Digest.getDiges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1Digest.rotateLeft( int x ,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1Digest.f( int u , int v , in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1Digest.SHA1Digest( SHA1Diges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A1Digest.SHA1Dig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1Digest.processBlock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SHA1Digest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